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</office:automatic-styles>
  <office:body>
    <office:text>
      <text:p text:style-name="P1"><text:span text:style-name="T1">List Extra Specs for a flavor:</text:span></text:p>
      <text:p text:style-name="P1"><text:span text:style-name="T1"/></text:p>
      <text:p text:style-name="P2"><text:span text:style-name="T2">(GET) url:http://*ip address*/v2.1/flavors/id/os-extra_specs</text:span></text:p>
      <text:p text:style-name="P2"><text:span text:style-name="T2"/></text:p>
      <text:p text:style-name="P2"><text:span text:style-name="T2">Header:</text:span></text:p>
      <text:p text:style-name="P2"><text:span text:style-name="T2"><text:tab/><text:tab/>Key<text:tab/><text:tab/><text:tab/><text:s text:c="22"/>Value</text:span></text:p>
      <text:p text:style-name="P2"><text:span text:style-name="T2"><text:s text:c="12"/>X-Auth-Token<text:s text:c="31"/>*Token*</text:span></text:p>
      <text:p text:style-name="P2"><text:span text:style-name="T2"/></text:p>
      <text:p text:style-name="P2"><text:span text:style-name="T3">Create Extra Specs For A Flavor:</text:span></text:p>
      <text:p text:style-name="P2"><text:span text:style-name="T3"/></text:p>
      <text:p text:style-name="P2"><text:span text:style-name="T4">(POST)url:http://*ip address*/v2.1/flavors/id/os-extra_specs</text:span></text:p>
      <text:p text:style-name="P2"><text:span text:style-name="T4"/></text:p>
      <text:p text:style-name="P2"><text:span text:style-name="T4">Header:</text:span></text:p>
      <text:p text:style-name="P2"><text:span text:style-name="T4"><text:tab/><text:tab/>Key<text:tab/><text:tab/><text:tab/><text:s text:c="22"/>Value</text:span></text:p>
      <text:p text:style-name="P2"><text:span text:style-name="T4"><text:s text:c="12"/>X-Auth-Token<text:s text:c="31"/>*Token*</text:span></text:p>
      <text:p text:style-name="P2"><text:span text:style-name="T4"><text:s text:c="12"/>Content-Type<text:tab/><text:tab/><text:tab/><text:tab/>application/json</text:span></text:p>
      <text:p text:style-name="P2"><text:span text:style-name="T4">Body:</text:span></text:p>
      <text:p text:style-name="P2"><text:span text:style-name="T4"/></text:p>
      <text:p text:style-name="P2"><text:span text:style-name="T4">{</text:span></text:p>
      <text:p text:style-name="P2"><text:span text:style-name="T4"><text:s text:c="4"/>"extra_specs": {</text:span></text:p>
      <text:p text:style-name="P2"><text:span text:style-name="T4"><text:s text:c="8"/>"GP": "true"</text:span></text:p>
      <text:p text:style-name="P2"><text:span text:style-name="T4"><text:s text:c="4"/>}</text:span></text:p>
      <text:p text:style-name="P2"><text:span text:style-name="T4">}</text:span></text:p>
      <text:p text:style-name="P2"><text:span text:style-name="T4"/></text:p>
      <text:p text:style-name="P2"><text:span text:style-name="T5">Show an extra spec for a flavor:</text:span></text:p>
      <text:p text:style-name="P2"><text:span text:style-name="T5"/></text:p>
      <text:p text:style-name="P2"><text:span text:style-name="T6">(GET) url:http://*ip address*/v2.1/flavors/id/os-extra_specs/name</text:span></text:p>
      <text:p text:style-name="P2"><text:span text:style-name="T6"/></text:p>
      <text:p text:style-name="P2"><text:span text:style-name="T6">Header:</text:span></text:p>
      <text:p text:style-name="P2"><text:span text:style-name="T6"><text:tab/><text:tab/>Key<text:tab/><text:tab/><text:tab/><text:s text:c="22"/>Value</text:span></text:p>
      <text:p text:style-name="P2"><text:span text:style-name="T6"><text:s text:c="12"/>X-Auth-Token<text:s text:c="31"/>*Token*</text:span></text:p>
      <text:p text:style-name="P2"><text:span text:style-name="T6"/></text:p>
      <text:p text:style-name="P2"><text:span text:style-name="T6"/></text:p>
      <text:p text:style-name="P2"><text:span text:style-name="T7">update an extra spec for a flavor:</text:span></text:p>
      <text:p text:style-name="P2"><text:span text:style-name="T7"/></text:p>
      <text:p text:style-name="P2"><text:span text:style-name="T8">(POST)url:http://*ip address*/v2.1/flavors/id/os-extra_specs/name</text:span></text:p>
      <text:p text:style-name="P2"><text:span text:style-name="T8"/></text:p>
      <text:p text:style-name="P2"><text:span text:style-name="T8">Header:</text:span></text:p>
      <text:p text:style-name="P2"><text:span text:style-name="T8"><text:tab/><text:tab/>Key<text:tab/><text:tab/><text:tab/><text:s text:c="22"/>Value</text:span></text:p>
      <text:p text:style-name="P2"><text:span text:style-name="T8"><text:s text:c="12"/>X-Auth-Token<text:s text:c="31"/>*Token*</text:span></text:p>
      <text:p text:style-name="P2"><text:span text:style-name="T8"><text:s text:c="12"/>Content-Type<text:tab/><text:tab/><text:tab/><text:tab/>application/json</text:span></text:p>
      <text:p text:style-name="P2"><text:span text:style-name="T8">Body:</text:span></text:p>
      <text:p text:style-name="P2"><text:span text:style-name="T8"/></text:p>
      <text:p text:style-name="P2"><text:span text:style-name="T8">{</text:span></text:p>
      <text:p text:style-name="P2"><text:span text:style-name="T8"><text:s text:c="4"/>"GP": "false"</text:span></text:p>
      <text:p text:style-name="P2"><text:span text:style-name="T8">}</text:span></text:p>
      <text:p text:style-name="P2"><text:span text:style-name="T8"/></text:p>
      <text:p text:style-name="P2"><text:span text:style-name="T9">Delete an extra spec for a flavor:</text:span></text:p>
      <text:p text:style-name="P2"><text:span text:style-name="T9"/></text:p>
      <text:p text:style-name="P2"><text:span text:style-name="T10">(DELETEttp://*ip address*/v2.1/flavors/id/os-extra_specs/name</text:span></text:p>
      <text:p text:style-name="P2"><text:span text:style-name="T11"/></text:p>
      <text:p text:style-name="P2"><text:span text:style-name="T12">Header:</text:span></text:p>
      <text:p text:style-name="P2"><text:span text:style-name="T12"><text:tab/><text:tab/>Key<text:tab/><text:tab/><text:tab/><text:s text:c="22"/>Value</text:span></text:p>
      <text:p text:style-name="P2"><text:span text:style-name="T12"><text:s text:c="12"/>X-Auth-Token<text:s text:c="31"/>*Token*</text:span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3"/></text:p>
      <text:p text:style-name="P2"><text:span text:style-name="T13"/></text:p>
      <text:p text:style-name="P2"><text:span text:style-name="T13">Create Image:</text:span></text:p>
      <text:p text:style-name="P2"><text:span text:style-name="T13"/></text:p>
      <text:p text:style-name="P2"><text:span text:style-name="T14">(POST)url:http://*ip address*/v2.1/servers/id/action</text:span></text:p>
      <text:p text:style-name="P2"><text:span text:style-name="T14"/></text:p>
      <text:p text:style-name="P2"><text:span text:style-name="T14">Header:</text:span></text:p>
      <text:p text:style-name="P2"><text:span text:style-name="T14"><text:tab/><text:tab/>Key<text:tab/><text:tab/><text:tab/><text:s text:c="22"/>Value</text:span></text:p>
      <text:p text:style-name="P2"><text:span text:style-name="T14"><text:s text:c="12"/>X-Auth-Token<text:s text:c="31"/>*Token*</text:span></text:p>
      <text:p text:style-name="P2"><text:span text:style-name="T14"><text:s text:c="12"/>Content-Type<text:tab/><text:tab/><text:tab/><text:tab/>application/json</text:span></text:p>
      <text:p text:style-name="P2"><text:span text:style-name="T14">Body:</text:span></text:p>
      <text:p text:style-name="P2"><text:span text:style-name="T14">{</text:span></text:p>
      <text:p text:style-name="P2"><text:span text:style-name="T14"><text:s text:c="4"/>"createImage" : {</text:span></text:p>
      <text:p text:style-name="P2"><text:span text:style-name="T14"><text:s text:c="8"/>"name" : "image1",</text:span></text:p>
      <text:p text:style-name="P2"><text:span text:style-name="T14"><text:s text:c="8"/>"metadata": {</text:span></text:p>
      <text:p text:style-name="P2"><text:span text:style-name="T14"><text:s text:c="12"/>"meta_var": "meta_val"</text:span></text:p>
      <text:p text:style-name="P2"><text:span text:style-name="T14"><text:s text:c="8"/>}</text:span></text:p>
      <text:p text:style-name="P2"><text:span text:style-name="T14"><text:s text:c="4"/>}</text:span></text:p>
      <text:p text:style-name="P2"><text:span text:style-name="T14">}</text:span></text:p>
      <text:p text:style-name="P2"><text:span text:style-name="T14"/></text:p>
      <text:p text:style-name="P2"><text:span text:style-name="T15">Reboot Server:</text:span></text:p>
      <text:p text:style-name="P2"><text:span text:style-name="T15"/></text:p>
      <text:p text:style-name="P2"><text:span text:style-name="T15"/></text:p>
      <text:p text:style-name="P2"><text:span text:style-name="T16">(POST)url:http://*ip address*/v2.1/servers/id/action</text:span></text:p>
      <text:p text:style-name="P2"><text:span text:style-name="T16"/></text:p>
      <text:p text:style-name="P2"><text:span text:style-name="T16">Header:</text:span></text:p>
      <text:p text:style-name="P2"><text:span text:style-name="T16"><text:tab/><text:tab/>Key<text:tab/><text:tab/><text:tab/><text:s text:c="22"/>Value</text:span></text:p>
      <text:p text:style-name="P2"><text:span text:style-name="T16"><text:s text:c="12"/>X-Auth-Token<text:s text:c="31"/>*Token*</text:span></text:p>
      <text:p text:style-name="P2"><text:span text:style-name="T16"><text:s text:c="12"/>Content-Type<text:tab/><text:tab/><text:tab/><text:tab/>application/json</text:span></text:p>
      <text:p text:style-name="P2"><text:span text:style-name="T16">Body:</text:span></text:p>
      <text:p text:style-name="P2"><text:span text:style-name="T16">{</text:span></text:p>
      <text:p text:style-name="P2"><text:span text:style-name="T16"><text:s text:c="4"/>"reboot" : {</text:span></text:p>
      <text:p text:style-name="P2"><text:span text:style-name="T16"><text:s text:c="8"/>"type" : "HARD"</text:span></text:p>
      <text:p text:style-name="P2"><text:span text:style-name="T16"><text:s text:c="4"/>}</text:span></text:p>
      <text:p text:style-name="P2"><text:span text:style-name="T16">}</text:span><text:span text:style-name="T17"/></text:p>
      <text:p text:style-name="P2"><text:span text:style-name="T17"/></text:p>
      <text:p text:style-name="P2"><text:span text:style-name="T17">Resize Server:</text:span></text:p>
      <text:p text:style-name="P2"><text:span text:style-name="T17"/></text:p>
      <text:p text:style-name="P2"><text:span text:style-name="T18">(POST)url:http://*ip address*/v2.1/servers/id/action</text:span></text:p>
      <text:p text:style-name="P2"><text:span text:style-name="T18"/></text:p>
      <text:p text:style-name="P2"><text:span text:style-name="T18">Header:</text:span></text:p>
      <text:p text:style-name="P2"><text:span text:style-name="T18"><text:tab/><text:tab/>Key<text:tab/><text:tab/><text:tab/><text:s text:c="22"/>Value</text:span></text:p>
      <text:p text:style-name="P2"><text:span text:style-name="T18"><text:s text:c="12"/>X-Auth-Token<text:s text:c="31"/>*Token*</text:span></text:p>
      <text:p text:style-name="P2"><text:span text:style-name="T18"><text:s text:c="12"/>Content-Type<text:tab/><text:tab/><text:tab/><text:tab/>application/json</text:span></text:p>
      <text:p text:style-name="P2"><text:span text:style-name="T18">Body:</text:span></text:p>
      <text:p text:style-name="P2"><text:span text:style-name="T18">{</text:span></text:p>
      <text:p text:style-name="P2"><text:span text:style-name="T18"><text:tab/><text:s text:c="4"/>"resize" : {</text:span></text:p>
      <text:p text:style-name="P2"><text:span text:style-name="T18"><text:s text:c="8"/>"flavorRef" : "d061c3c0-3898-4802-b071-4a753eeed340",</text:span></text:p>
      <text:p text:style-name="P2"><text:span text:style-name="T18"><text:s text:c="8"/>"OS-DCF:diskConfig": "AUTO"</text:span></text:p>
      <text:p text:style-name="P2"><text:span text:style-name="T18"><text:s text:c="4"/>}</text:span></text:p>
      <text:p text:style-name="P2"><text:span text:style-name="T18">}</text:span></text:p>
      <text:p text:style-name="P2"><text:span text:style-name="T18"/></text:p>
      <text:p text:style-name="P2"><text:span text:style-name="T19"/></text:p>
      <text:p text:style-name="P2"><text:span text:style-name="T19"/></text:p>
      <text:p text:style-name="P2"><text:span text:style-name="T19">Stop Server:</text:span></text:p>
      <text:p text:style-name="P2"><text:span text:style-name="T20"/></text:p>
      <text:p text:style-name="P2"><text:span text:style-name="T20">(POST)url:http://*ip address*/v2.1/servers/id/action</text:span></text:p>
      <text:p text:style-name="P2"><text:span text:style-name="T20"/></text:p>
      <text:p text:style-name="P2"><text:span text:style-name="T20">Header:</text:span></text:p>
      <text:p text:style-name="P2"><text:span text:style-name="T20"><text:tab/><text:tab/>Key<text:tab/><text:tab/><text:tab/><text:s text:c="22"/>Value</text:span></text:p>
      <text:p text:style-name="P2"><text:span text:style-name="T20"><text:s text:c="12"/>X-Auth-Token<text:s text:c="31"/>*Token*</text:span></text:p>
      <text:p text:style-name="P2"><text:span text:style-name="T20"><text:s text:c="12"/>Content-Type<text:tab/><text:tab/><text:tab/><text:tab/>application/json</text:span></text:p>
      <text:p text:style-name="P2"><text:span text:style-name="T20">Body:</text:span></text:p>
      <text:p text:style-name="P2"><text:span text:style-name="T20">{</text:span></text:p>
      <text:p text:style-name="P2"><text:span text:style-name="T20"><text:s text:c="4"/>"os-stop" : null</text:span></text:p>
      <text:p text:style-name="P2"><text:span text:style-name="T20">}</text:span></text:p>
      <text:p text:style-name="P2"><text:span text:style-name="T20"/></text:p>
      <text:p text:style-name="P2"><text:span text:style-name="T21">Start Server:</text:span></text:p>
      <text:p text:style-name="P2"><text:span text:style-name="T21"/></text:p>
      <text:p text:style-name="P2"><text:span text:style-name="T22"/></text:p>
      <text:p text:style-name="P2"><text:span text:style-name="T22">(POST)url:http://*ip address*/v2.1/servers/id/action</text:span></text:p>
      <text:p text:style-name="P2"><text:span text:style-name="T22"/></text:p>
      <text:p text:style-name="P2"><text:span text:style-name="T22">Header:</text:span></text:p>
      <text:p text:style-name="P2"><text:span text:style-name="T22"><text:tab/><text:tab/>Key<text:tab/><text:tab/><text:tab/><text:s text:c="22"/>Value</text:span></text:p>
      <text:p text:style-name="P2"><text:span text:style-name="T22"><text:s text:c="12"/>X-Auth-Token<text:s text:c="31"/>*Token*</text:span></text:p>
      <text:p text:style-name="P2"><text:span text:style-name="T22"><text:s text:c="12"/>Content-Type<text:tab/><text:tab/><text:tab/><text:tab/>application/json</text:span></text:p>
      <text:p text:style-name="P2"><text:span text:style-name="T22">Body:</text:span></text:p>
      <text:p text:style-name="P2"><text:span text:style-name="T22"/></text:p>
      <text:p text:style-name="P2"><text:span text:style-name="T22"><text:s text:c="4"/>"os-start" : null</text:span></text:p>
      <text:p text:style-name="P2"><text:span text:style-name="T22">}</text:span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4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6"/></text:p>
      <text:p text:style-name="P2"><text:span text:style-name="T27"/></text:p>
      <text:p text:style-name="P2"><text:span text:style-name="T27"/></text:p>
      <text:p text:style-name="P2"><text:span text:style-name="T28"/></text:p>
      <text:p text:style-name="P3"><text:span text:style-name="T29"/></text:p>
      <text:p text:style-name="P4"><text:span text:style-name="T29"/></text:p>
      <text:p text:style-name="P4"><text:span text:style-name="T29"/></text:p>
      <text:p text:style-name="P4"><text:span text:style-name="T29"/></text:p>
      <text:p text:style-name="P4"><text:span text:style-name="T29">List Aggregate:</text:span></text:p>
      <text:p text:style-name="P4"><text:span text:style-name="T29"/></text:p>
      <text:p text:style-name="P4"><text:span text:style-name="T30">(GET) url:http://*ip address*/v2.1/os-aggregates</text:span></text:p>
      <text:p text:style-name="P4"><text:span text:style-name="T30"/></text:p>
      <text:p text:style-name="P4"><text:span text:style-name="T30">Header:</text:span></text:p>
      <text:p text:style-name="P4"><text:span text:style-name="T30"><text:tab/><text:tab/>Key<text:tab/><text:tab/><text:tab/><text:s text:c="22"/>Value</text:span></text:p>
      <text:p text:style-name="P4"><text:span text:style-name="T30"><text:s text:c="12"/>X-Auth-Token<text:s text:c="31"/>*Token*</text:span></text:p>
      <text:p text:style-name="P4"><text:span text:style-name="T30"><text:s text:c="12"/></text:span></text:p>
      <text:p text:style-name="P5"><text:span text:style-name="T31"/></text:p>
      <text:p text:style-name="P5"><text:span text:style-name="T31">Create Aggregate:</text:span></text:p>
      <text:p text:style-name="P6"><text:span text:style-name="T31"/></text:p>
      <text:p text:style-name="P7"><text:span text:style-name="T32">(POST) url:http://*ip address*/v2.1/os-aggregates</text:span></text:p>
      <text:p text:style-name="P7"><text:span text:style-name="T32"/></text:p>
      <text:p text:style-name="P8"><text:span text:style-name="T32">Header:</text:span></text:p>
      <text:p text:style-name="P8"><text:span text:style-name="T32"><text:tab/><text:tab/>Key<text:tab/><text:tab/><text:tab/><text:s text:c="22"/>Value</text:span></text:p>
      <text:p text:style-name="P8"><text:span text:style-name="T32"><text:s text:c="12"/>X-Auth-Token<text:s text:c="31"/>*Token*</text:span></text:p>
      <text:p text:style-name="P8"><text:span text:style-name="T32"><text:s text:c="12"/>Content-Type<text:tab/><text:tab/><text:tab/><text:tab/>application/json</text:span></text:p>
      <text:p text:style-name="P8"><text:span text:style-name="T32">Body:</text:span></text:p>
      <text:p text:style-name="P8"><text:span text:style-name="T32"/></text:p>
      <text:p text:style-name="P8"><text:span text:style-name="T32">{</text:span></text:p>
      <text:p text:style-name="P8"><text:span text:style-name="T32"><text:s text:c="4"/>"aggregate":</text:span></text:p>
      <text:p text:style-name="P8"><text:span text:style-name="T32"><text:s text:c="4"/>{</text:span></text:p>
      <text:p text:style-name="P8"><text:span text:style-name="T32"><text:s text:c="8"/>"name": "name1",</text:span></text:p>
      <text:p text:style-name="P8"><text:span text:style-name="T32"><text:s text:c="8"/>"availability_zone": "us-east-az01a"</text:span></text:p>
      <text:p text:style-name="P8"><text:span text:style-name="T32"><text:s text:c="4"/>}</text:span></text:p>
      <text:p text:style-name="P8"><text:span text:style-name="T32">}</text:span></text:p>
      <text:p text:style-name="P8"><text:span text:style-name="T32"/></text:p>
      <text:p text:style-name="P8"><text:span text:style-name="T32"/></text:p>
      <text:p text:style-name="P8"><text:span text:style-name="T33">Show Aggregate Details:</text:span></text:p>
      <text:p text:style-name="P8"><text:span text:style-name="T34"/></text:p>
      <text:p text:style-name="P8"><text:span text:style-name="T34">(GET) url:http://*ip address*/v2.1/os-aggregates/id</text:span></text:p>
      <text:p text:style-name="P8"><text:span text:style-name="T34"/></text:p>
      <text:p text:style-name="P8"><text:span text:style-name="T34">Header:</text:span></text:p>
      <text:p text:style-name="P8"><text:span text:style-name="T34"><text:tab/><text:tab/>Key<text:tab/><text:tab/><text:tab/><text:s text:c="22"/>Value</text:span></text:p>
      <text:p text:style-name="P8"><text:span text:style-name="T34"><text:s text:c="12"/>X-Auth-Token<text:s text:c="31"/>*Token*</text:span></text:p>
      <text:p text:style-name="P8"><text:span text:style-name="T34"><text:s text:c="12"/></text:span></text:p>
      <text:p text:style-name="P8"><text:span text:style-name="T35"/></text:p>
      <text:p text:style-name="P8"><text:span text:style-name="T35">Update Aggregate:</text:span></text:p>
      <text:p text:style-name="P8"><text:span text:style-name="T35"/></text:p>
      <text:p text:style-name="P8"><text:span text:style-name="T36">(PUT) url:http://*ip address*/v2.1/os-aggregates/id</text:span></text:p>
      <text:p text:style-name="P8"><text:span text:style-name="T36"/></text:p>
      <text:p text:style-name="P8"><text:span text:style-name="T36">Header:</text:span></text:p>
      <text:p text:style-name="P8"><text:span text:style-name="T36"><text:tab/><text:tab/>Key<text:tab/><text:tab/><text:tab/><text:s text:c="22"/>Value</text:span></text:p>
      <text:p text:style-name="P8"><text:span text:style-name="T36"><text:s text:c="12"/>X-Auth-Token<text:s text:c="31"/>*Token*</text:span></text:p>
      <text:p text:style-name="P8"><text:span text:style-name="T36"><text:s text:c="12"/>Content-Type<text:tab/><text:tab/><text:tab/><text:tab/>application/json</text:span></text:p>
      <text:p text:style-name="P8"><text:span text:style-name="T36">Body:</text:span></text:p>
      <text:p text:style-name="P8"><text:span text:style-name="T36"/></text:p>
      <text:p text:style-name="P9"><text:span text:style-name="T36">{</text:span></text:p>
      <text:p text:style-name="P9"><text:span text:style-name="T36"><text:s text:c="4"/>"aggregate":</text:span></text:p>
      <text:p text:style-name="P9"><text:span text:style-name="T36"><text:s text:c="4"/>{</text:span></text:p>
      <text:p text:style-name="P9"><text:span text:style-name="T36"><text:s text:c="8"/>"name": "newname",</text:span></text:p>
      <text:p text:style-name="P9"><text:span text:style-name="T36"><text:s text:c="8"/>"availability_zone": "nova2"</text:span></text:p>
      <text:p text:style-name="P9"><text:span text:style-name="T36"><text:s text:c="4"/>}</text:span></text:p>
      <text:p text:style-name="P9"><text:span text:style-name="T36">}<text:line-break/></text:span></text:p>
      <text:p text:style-name="P10"><text:span text:style-name="T37">Delete Aggregate:</text:span></text:p>
      <text:p text:style-name="P10"><text:span text:style-name="T38"/></text:p>
      <text:p text:style-name="P10"><text:span text:style-name="T38">(DELETE) url:http://*ip address*/v2.1/os-aggregates/id</text:span></text:p>
      <text:p text:style-name="P10"><text:span text:style-name="T38"/></text:p>
      <text:p text:style-name="P10"><text:span text:style-name="T38">Header:</text:span></text:p>
      <text:p text:style-name="P10"><text:span text:style-name="T38"><text:tab/><text:tab/>Key<text:tab/><text:tab/><text:tab/><text:s text:c="22"/>Value</text:span></text:p>
      <text:p text:style-name="P10"><text:span text:style-name="T38"><text:s text:c="12"/>X-Auth-Token<text:s text:c="31"/>*Token*</text:span></text:p>
      <text:p text:style-name="P10"><text:span text:style-name="T38"/></text:p>
      <text:p text:style-name="P11"><text:span text:style-name="T39">Add Host:</text:span></text:p>
      <text:p text:style-name="P11"><text:span text:style-name="T39"/></text:p>
      <text:p text:style-name="P12"><text:span text:style-name="T40">(POST) url:http://*ip address*/v2.1/os-aggregates/id/action</text:span></text:p>
      <text:p text:style-name="P12"><text:span text:style-name="T40"/></text:p>
      <text:p text:style-name="P12"><text:span text:style-name="T40">Header:</text:span></text:p>
      <text:p text:style-name="P12"><text:span text:style-name="T40"><text:tab/><text:tab/>Key<text:tab/><text:tab/><text:tab/><text:s text:c="22"/>Value</text:span></text:p>
      <text:p text:style-name="P12"><text:span text:style-name="T40"><text:s text:c="12"/>X-Auth-Token<text:s text:c="31"/>*Token*</text:span></text:p>
      <text:p text:style-name="P12"><text:span text:style-name="T40"><text:s text:c="12"/>Content-Type<text:tab/><text:tab/><text:tab/><text:tab/>application/json</text:span></text:p>
      <text:p text:style-name="P12"><text:span text:style-name="T40">Body:</text:span></text:p>
      <text:p text:style-name="P12"><text:span text:style-name="T40"/></text:p>
      <text:p text:style-name="P13"><text:span text:style-name="T40">{</text:span></text:p>
      <text:p text:style-name="P13"><text:span text:style-name="T40"><text:s text:c="4"/>"add_host": {</text:span></text:p>
      <text:p text:style-name="P13"><text:span text:style-name="T40"><text:s text:c="8"/>"host": "ashg3ackvm01"</text:span></text:p>
      <text:p text:style-name="P13"><text:span text:style-name="T40"><text:s text:c="4"/>}</text:span></text:p>
      <text:p text:style-name="P13"><text:span text:style-name="T40">}</text:span></text:p>
      <text:p text:style-name="P13"><text:span text:style-name="T40"/></text:p>
      <text:p text:style-name="P13"><text:span text:style-name="T41">Remove Host:</text:span></text:p>
      <text:p text:style-name="P14"><text:span text:style-name="T41"/></text:p>
      <text:p text:style-name="P14"><text:span text:style-name="T42">(POST) url:http://*ip address*/v2.1/os-aggregates/id/action</text:span></text:p>
      <text:p text:style-name="P14"><text:span text:style-name="T42"/></text:p>
      <text:p text:style-name="P14"><text:span text:style-name="T42">Header:</text:span></text:p>
      <text:p text:style-name="P14"><text:span text:style-name="T42"><text:tab/><text:tab/>Key<text:tab/><text:tab/><text:tab/><text:s text:c="22"/>Value</text:span></text:p>
      <text:p text:style-name="P14"><text:span text:style-name="T42"><text:s text:c="12"/>X-Auth-Token<text:s text:c="31"/>*Token*</text:span></text:p>
      <text:p text:style-name="P14"><text:span text:style-name="T42"><text:s text:c="12"/>Content-Type<text:tab/><text:tab/><text:tab/><text:tab/>application/json</text:span></text:p>
      <text:p text:style-name="P14"><text:span text:style-name="T42">Body:</text:span></text:p>
      <text:p text:style-name="P14"><text:span text:style-name="T42"/></text:p>
      <text:p text:style-name="P15"><text:span text:style-name="T42">{</text:span></text:p>
      <text:p text:style-name="P15"><text:span text:style-name="T42"><text:s text:c="4"/>"remove_host": {</text:span></text:p>
      <text:p text:style-name="P15"><text:span text:style-name="T42"><text:s text:c="8"/>"host": "ashg3ackvm01"</text:span></text:p>
      <text:p text:style-name="P15"><text:span text:style-name="T42"><text:s text:c="4"/>}</text:span></text:p>
      <text:p text:style-name="P15"><text:span text:style-name="T42">}</text:span></text:p>
      <text:p text:style-name="P15"><text:span text:style-name="T42"/></text:p>
      <text:p text:style-name="P15"><text:span text:style-name="T42"/></text:p>
      <text:p text:style-name="P15"><text:span text:style-name="T43">Create Or Update Aggregate Metadata:</text:span></text:p>
      <text:p text:style-name="P15"><text:span text:style-name="T43"/></text:p>
      <text:p text:style-name="P16"><text:span text:style-name="T44">(POST) url:http://*ip address*/v2.1/os-aggregates/id/action</text:span></text:p>
      <text:p text:style-name="P16"><text:span text:style-name="T44"/></text:p>
      <text:p text:style-name="P16"><text:span text:style-name="T44">Header:</text:span></text:p>
      <text:p text:style-name="P16"><text:span text:style-name="T44"><text:tab/><text:tab/>Key<text:tab/><text:tab/><text:tab/><text:s text:c="22"/>Value</text:span></text:p>
      <text:p text:style-name="P16"><text:span text:style-name="T44"><text:s text:c="12"/>X-Auth-Token<text:s text:c="31"/>*Token*</text:span></text:p>
      <text:p text:style-name="P16"><text:span text:style-name="T44"><text:s text:c="12"/>Content-Type<text:tab/><text:tab/><text:tab/><text:tab/>application/json</text:span></text:p>
      <text:p text:style-name="P16"><text:span text:style-name="T44">Body:</text:span></text:p>
      <text:p text:style-name="P16"><text:span text:style-name="T44"/></text:p>
      <text:p text:style-name="P17"><text:span text:style-name="T44">{</text:span></text:p>
      <text:p text:style-name="P17"><text:span text:style-name="T44"><text:s text:c="4"/>"set_metadata":</text:span></text:p>
      <text:p text:style-name="P17"><text:span text:style-name="T44"><text:s text:c="8"/>{</text:span></text:p>
      <text:p text:style-name="P17"><text:span text:style-name="T44"><text:s text:c="12"/>"metadata":</text:span></text:p>
      <text:p text:style-name="P17"><text:span text:style-name="T44"><text:s text:c="16"/>{</text:span></text:p>
      <text:p text:style-name="P17"><text:span text:style-name="T44"><text:s text:c="19"/>"CI" : "true"</text:span></text:p>
      <text:p text:style-name="P17"><text:span text:style-name="T44"><text:s text:c="16"/>}</text:span></text:p>
      <text:p text:style-name="P17"><text:span text:style-name="T44"><text:s text:c="8"/>}</text:span></text:p>
      <text:p text:style-name="P17"><text:span text:style-name="T44">}</text:span></text:p>
      <text:p text:style-name="P17"><text:span text:style-name="T44"/></text:p>
      <text:p text:style-name="P17"><text:span text:style-name="T45">Request Image Pre-caching for Aggregate:</text:span></text:p>
      <text:p text:style-name="P17"><text:span text:style-name="T45"/></text:p>
      <text:p text:style-name="P18"><text:span text:style-name="T46">(POST) url:http://*ip address*/v2.1/os-aggregates/id/images</text:span></text:p>
      <text:p text:style-name="P18"><text:span text:style-name="T46"/></text:p>
      <text:p text:style-name="P18"><text:span text:style-name="T46">Header:</text:span></text:p>
      <text:p text:style-name="P18"><text:span text:style-name="T46"><text:tab/><text:tab/>Key<text:tab/><text:tab/><text:tab/><text:s text:c="22"/>Value</text:span></text:p>
      <text:p text:style-name="P18"><text:span text:style-name="T46"><text:s text:c="12"/>X-Auth-Token<text:s text:c="31"/>*Token*</text:span></text:p>
      <text:p text:style-name="P18"><text:span text:style-name="T46"><text:s text:c="12"/>Content-Type<text:tab/><text:tab/><text:tab/><text:tab/>application/json</text:span></text:p>
      <text:p text:style-name="P18"><text:span text:style-name="T46">Body:</text:span></text:p>
      <text:p text:style-name="P18"><text:span text:style-name="T46"/></text:p>
      <text:p text:style-name="P19"><text:span text:style-name="T46">{</text:span></text:p>
      <text:p text:style-name="P19"><text:span text:style-name="T46"><text:s text:c="4"/>"cache":</text:span></text:p>
      <text:p text:style-name="P19"><text:span text:style-name="T46"><text:s text:c="4"/>[</text:span></text:p>
      <text:p text:style-name="P19"><text:span text:style-name="T46"><text:s text:c="8"/>{"id": "dc480400-9958-4a67-a822-c3f0b516aeff"}</text:span></text:p>
      <text:p text:style-name="P19"><text:span text:style-name="T46"><text:s text:c="4"/>]</text:span></text:p>
      <text:p text:style-name="P19"><text:span text:style-name="T46">}</text:span><text:span text:style-name="T47"/></text:p>
      <text:p text:style-name="P19"><text:span text:style-name="T47"/></text:p>
      <text:p text:style-name="P19"><text:span text:style-name="T47"/></text:p>
      <text:p text:style-name="P19"><text:span text:style-name="T47"/></text:p>
      <text:p text:style-name="P19"><text:span text:style-name="T47">Get Availability Zone Information:</text:span></text:p>
      <text:p text:style-name="P19"><text:span text:style-name="T47"/></text:p>
      <text:p text:style-name="P19"><text:span text:style-name="T48">(GET) url:http://*ip address*/v2.1/os-aggregates</text:span></text:p>
      <text:p text:style-name="P19"><text:span text:style-name="T48"/></text:p>
      <text:p text:style-name="P19"><text:span text:style-name="T48">Header:</text:span></text:p>
      <text:p text:style-name="P19"><text:span text:style-name="T48"><text:tab/><text:tab/>Key<text:tab/><text:tab/><text:tab/><text:s text:c="22"/>Value</text:span></text:p>
      <text:p text:style-name="P19"><text:span text:style-name="T48"><text:s text:c="12"/>X-Auth-Token<text:s text:c="31"/>*Token*</text:span></text:p>
      <text:p text:style-name="P19"><text:span text:style-name="T48"/></text:p>
      <text:p text:style-name="P19"><text:span text:style-name="T49">Get Detailed Availability Zone Information:</text:span></text:p>
      <text:p text:style-name="P19"><text:span text:style-name="T49"/></text:p>
      <text:p text:style-name="P20"><text:span text:style-name="T50">(GET) url:http://*ip address*/v2.1/os-aggregates/detail</text:span></text:p>
      <text:p text:style-name="P20"><text:span text:style-name="T50"/></text:p>
      <text:p text:style-name="P20"><text:span text:style-name="T50">Header:</text:span></text:p>
      <text:p text:style-name="P20"><text:span text:style-name="T50"><text:tab/><text:tab/>Key<text:tab/><text:tab/><text:tab/><text:s text:c="22"/>Value</text:span></text:p>
      <text:p text:style-name="P20"><text:span text:style-name="T50"><text:s text:c="12"/>X-Auth-Token<text:s text:c="31"/>*Token*</text:span></text:p>
      <text:p text:style-name="P21"><text:span text:style-name="T51"/></text:p>
      <text:p text:style-name="P21"><text:span text:style-name="T51"/></text:p>
      <text:p text:style-name="P21"><text:span text:style-name="T51"/></text:p>
      <text:p text:style-name="P21"><text:span text:style-name="T51"/></text:p>
      <text:p text:style-name="P21"><text:span text:style-name="T51">List Server Groups:</text:span></text:p>
      <text:p text:style-name="P21"><text:span text:style-name="T51"/></text:p>
      <text:p text:style-name="P22"><text:span text:style-name="T52">(GET) url:http://*ip address*/v2.1/os-server-groups</text:span></text:p>
      <text:p text:style-name="P22"><text:span text:style-name="T52"/></text:p>
      <text:p text:style-name="P22"><text:span text:style-name="T52">Header:</text:span></text:p>
      <text:p text:style-name="P22"><text:span text:style-name="T52"><text:tab/><text:tab/>Key<text:tab/><text:tab/><text:tab/><text:s text:c="22"/>Value</text:span></text:p>
      <text:p text:style-name="P22"><text:span text:style-name="T52"><text:s text:c="12"/>X-Auth-Token<text:s text:c="31"/>*Token*</text:span></text:p>
      <text:p text:style-name="P22"><text:span text:style-name="T52"/></text:p>
      <text:p text:style-name="P22"><text:span text:style-name="T53">Create Server Group:</text:span></text:p>
      <text:p text:style-name="P22"><text:span text:style-name="T53"/></text:p>
      <text:p text:style-name="P22"><text:span text:style-name="T54">(POST) url:http://*ip address*/v2.1/os-server-groups</text:span></text:p>
      <text:p text:style-name="P22"><text:span text:style-name="T54"/></text:p>
      <text:p text:style-name="P22"><text:span text:style-name="T54">Header:</text:span></text:p>
      <text:p text:style-name="P22"><text:span text:style-name="T54"><text:tab/><text:tab/>Key<text:tab/><text:tab/><text:tab/><text:s text:c="22"/>Value</text:span></text:p>
      <text:p text:style-name="P22"><text:span text:style-name="T54"><text:s text:c="12"/>X-Auth-Token<text:s text:c="31"/>*Token*</text:span></text:p>
      <text:p text:style-name="P22"><text:span text:style-name="T54"><text:s text:c="12"/>Content-Type<text:tab/><text:tab/><text:tab/><text:tab/>application/json</text:span></text:p>
      <text:p text:style-name="P22"><text:span text:style-name="T54">Body:</text:span></text:p>
      <text:p text:style-name="P22"><text:span text:style-name="T54"/></text:p>
      <text:p text:style-name="P22"><text:span text:style-name="T54">{</text:span></text:p>
      <text:p text:style-name="P22"><text:span text:style-name="T54"><text:s text:c="4"/>"server_group": {</text:span></text:p>
      <text:p text:style-name="P22"><text:span text:style-name="T54"><text:s text:c="8"/>"name": "test1",</text:span></text:p>
      <text:p text:style-name="P22"><text:span text:style-name="T54"><text:s text:c="8"/>"policies":["anti-affinity"]</text:span></text:p>
      <text:p text:style-name="P22"><text:span text:style-name="T54"><text:s text:c="4"/>}</text:span></text:p>
      <text:p text:style-name="P22"><text:span text:style-name="T54">}</text:span></text:p>
      <text:p text:style-name="P22"><text:span text:style-name="T55"/></text:p>
      <text:p text:style-name="P22"><text:span text:style-name="T55">Show Server Group Details:</text:span></text:p>
      <text:p text:style-name="P22"><text:span text:style-name="T55"/></text:p>
      <text:p text:style-name="P22"><text:span text:style-name="T56">(GET) url:http://*ip address*/v2.1/os-server-groups/id</text:span></text:p>
      <text:p text:style-name="P22"><text:span text:style-name="T56"/></text:p>
      <text:p text:style-name="P22"><text:span text:style-name="T56">Header:</text:span></text:p>
      <text:p text:style-name="P22"><text:span text:style-name="T56"><text:tab/><text:tab/>Key<text:tab/><text:tab/><text:tab/><text:s text:c="22"/>Value</text:span></text:p>
      <text:p text:style-name="P22"><text:span text:style-name="T56"><text:s text:c="12"/>X-Auth-Token<text:s text:c="31"/>*Token*</text:span></text:p>
      <text:p text:style-name="P22"><text:span text:style-name="T56"/></text:p>
      <text:p text:style-name="P22"><text:span text:style-name="T57"/></text:p>
      <text:p text:style-name="P22"><text:span text:style-name="T57">Delete Server Group:</text:span></text:p>
      <text:p text:style-name="P22"><text:span text:style-name="T57"/></text:p>
      <text:p text:style-name="P22"><text:span text:style-name="T58">(DELETE) url:http://*ip address*/v2.1/os-server-groups/id</text:span></text:p>
      <text:p text:style-name="P22"><text:span text:style-name="T58"/></text:p>
      <text:p text:style-name="P22"><text:span text:style-name="T58">Header:</text:span></text:p>
      <text:p text:style-name="P22"><text:span text:style-name="T58"><text:tab/><text:tab/>Key<text:tab/><text:tab/><text:tab/><text:s text:c="22"/>Value</text:span></text:p>
      <text:p text:style-name="P22"><text:span text:style-name="T58"><text:s text:c="12"/>X-Auth-Token<text:s text:c="31"/>*Token*</text:span></text:p>
      <text:p text:style-name="P22"><text:span text:style-name="T58"/></text:p>
      <text:p text:style-name="P22"><text:span text:style-name="T58"/></text:p>
      <text:p text:style-name="P22"><text:span text:style-name="T58"/></text:p>
      <text:p text:style-name="P22"><text:span text:style-name="T59">List Images:</text:span><text:span text:style-name="T60"/></text:p>
      <text:p text:style-name="P22"><text:span text:style-name="T61"/></text:p>
      <text:p text:style-name="P22"><text:span text:style-name="T62">(GET) url:http://*ip address*/v2.1/images</text:span></text:p>
      <text:p text:style-name="P22"><text:span text:style-name="T62"/></text:p>
      <text:p text:style-name="P22"><text:span text:style-name="T62">Header:</text:span></text:p>
      <text:p text:style-name="P22"><text:span text:style-name="T62"><text:tab/><text:tab/>Key<text:tab/><text:tab/><text:tab/><text:s text:c="22"/>Value</text:span></text:p>
      <text:p text:style-name="P22"><text:span text:style-name="T62"><text:s text:c="12"/>X-Auth-Token<text:s text:c="31"/>*Token*</text:span></text:p>
      <text:p text:style-name="P22"><text:span text:style-name="T62"/></text:p>
      <text:p text:style-name="P22"><text:span text:style-name="T63">List Images With Details:</text:span></text:p>
      <text:p text:style-name="P22"><text:span text:style-name="T63"/></text:p>
      <text:p text:style-name="P22"><text:span text:style-name="T64">(GET) url:http://*ip address*/v2.1/images/details</text:span></text:p>
      <text:p text:style-name="P22"><text:span text:style-name="T64"/></text:p>
      <text:p text:style-name="P22"><text:span text:style-name="T64">Header:</text:span></text:p>
      <text:p text:style-name="P22"><text:span text:style-name="T64"><text:tab/><text:tab/>Key<text:tab/><text:tab/><text:tab/><text:s text:c="22"/>Value</text:span></text:p>
      <text:p text:style-name="P22"><text:span text:style-name="T64"><text:s text:c="12"/>X-Auth-Token<text:s text:c="31"/>*Token*</text:span></text:p>
      <text:p text:style-name="P22"><text:span text:style-name="T64"/></text:p>
      <text:p text:style-name="P22"><text:span text:style-name="T65">Show Image Details:</text:span></text:p>
      <text:p text:style-name="P22"><text:span text:style-name="T65"/></text:p>
      <text:p text:style-name="P22"><text:span text:style-name="T66">(GET) url:http://*ip address*/v2.1/images/id</text:span></text:p>
      <text:p text:style-name="P22"><text:span text:style-name="T66"/></text:p>
      <text:p text:style-name="P22"><text:span text:style-name="T66">Header:</text:span></text:p>
      <text:p text:style-name="P22"><text:span text:style-name="T66"><text:tab/><text:tab/>Key<text:tab/><text:tab/><text:tab/><text:s text:c="22"/>Value</text:span></text:p>
      <text:p text:style-name="P22"><text:span text:style-name="T66"><text:s text:c="12"/>X-Auth-Token<text:s text:c="31"/>*Token*</text:span></text:p>
      <text:p text:style-name="P22"><text:span text:style-name="T67"/></text:p>
      <text:p text:style-name="P22"><text:span text:style-name="T67">Delete Image:</text:span></text:p>
      <text:p text:style-name="P22"><text:span text:style-name="T67"/></text:p>
      <text:p text:style-name="P22"><text:span text:style-name="T68">(DELETE) url:http://*ip address*/v2.1/images/id</text:span></text:p>
      <text:p text:style-name="P22"><text:span text:style-name="T68"/></text:p>
      <text:p text:style-name="P22"><text:span text:style-name="T68">Header:</text:span></text:p>
      <text:p text:style-name="P22"><text:span text:style-name="T68"><text:tab/><text:tab/>Key<text:tab/><text:tab/><text:tab/><text:s text:c="22"/>Value</text:span></text:p>
      <text:p text:style-name="P22"><text:span text:style-name="T68"><text:s text:c="12"/>X-Auth-Token<text:s text:c="31"/>*Token*</text:span></text:p>
      <text:p text:style-name="P22"><text:span text:style-name="T68"/></text:p>
      <text:p text:style-name="P22"><text:span text:style-name="T69">List Image Metadata:</text:span></text:p>
      <text:p text:style-name="P22"><text:span text:style-name="T69"/></text:p>
      <text:p text:style-name="P22"><text:span text:style-name="T70">(GET) url:http://*ip address*/v2.1/images/id/metadata</text:span></text:p>
      <text:p text:style-name="P22"><text:span text:style-name="T70"/></text:p>
      <text:p text:style-name="P22"><text:span text:style-name="T70">Header:</text:span></text:p>
      <text:p text:style-name="P22"><text:span text:style-name="T70"><text:tab/><text:tab/>Key<text:tab/><text:tab/><text:tab/><text:s text:c="22"/>Value</text:span></text:p>
      <text:p text:style-name="P22"><text:span text:style-name="T70"><text:s text:c="12"/>X-Auth-Token<text:s text:c="31"/>*Token*</text:span></text:p>
      <text:p text:style-name="P22"><text:span text:style-name="T70"/></text:p>
      <text:p text:style-name="P22"><text:span text:style-name="T71">Create Image Metadata:</text:span></text:p>
      <text:p text:style-name="P22"><text:span text:style-name="T71"/></text:p>
      <text:p text:style-name="P22"><text:span text:style-name="T72">(POST) url:http://*ip address*/v2.1/images/id/metadata</text:span></text:p>
      <text:p text:style-name="P22"><text:span text:style-name="T72"/></text:p>
      <text:p text:style-name="P22"><text:span text:style-name="T72">Header:</text:span></text:p>
      <text:p text:style-name="P22"><text:span text:style-name="T72"><text:tab/><text:tab/>Key<text:tab/><text:tab/><text:tab/><text:s text:c="22"/>Value</text:span></text:p>
      <text:p text:style-name="P22"><text:span text:style-name="T72"><text:s text:c="12"/>X-Auth-Token<text:s text:c="31"/>*Token*</text:span></text:p>
      <text:p text:style-name="P22"><text:span text:style-name="T72"><text:s text:c="12"/>Content-Type<text:tab/><text:tab/><text:tab/><text:tab/>application/json</text:span></text:p>
      <text:p text:style-name="P22"><text:span text:style-name="T72">Body:</text:span></text:p>
      <text:p text:style-name="P22"><text:span text:style-name="T72"/></text:p>
      <text:p text:style-name="P22"><text:span text:style-name="T72">{</text:span></text:p>
      <text:p text:style-name="P22"><text:span text:style-name="T72"><text:s/>"metadata": {</text:span></text:p>
      <text:p text:style-name="P22"><text:span text:style-name="T72"><text:s text:c="8"/>"GP": "False"</text:span></text:p>
      <text:p text:style-name="P22"><text:span text:style-name="T72"><text:s text:c="4"/>}</text:span></text:p>
      <text:p text:style-name="P22"><text:span text:style-name="T72">}</text:span></text:p>
      <text:p text:style-name="P22"><text:span text:style-name="T72"/></text:p>
      <text:p text:style-name="P22"><text:span text:style-name="T73">Update Image Metadata:</text:span></text:p>
      <text:p text:style-name="P22"><text:span text:style-name="T73"/></text:p>
      <text:p text:style-name="P22"><text:span text:style-name="T74">(POST) url:http://*ip address*/v2.1/images/id/metadata</text:span></text:p>
      <text:p text:style-name="P22"><text:span text:style-name="T74"/></text:p>
      <text:p text:style-name="P22"><text:span text:style-name="T74">Header:</text:span></text:p>
      <text:p text:style-name="P22"><text:span text:style-name="T74"><text:tab/><text:tab/>Key<text:tab/><text:tab/><text:tab/><text:s text:c="22"/>Value</text:span></text:p>
      <text:p text:style-name="P22"><text:span text:style-name="T74"><text:s text:c="12"/>X-Auth-Token<text:s text:c="31"/>*Token*</text:span></text:p>
      <text:p text:style-name="P22"><text:span text:style-name="T74"><text:s text:c="12"/>Content-Type<text:tab/><text:tab/><text:tab/><text:tab/>application/json</text:span></text:p>
      <text:p text:style-name="P22"><text:span text:style-name="T74">Body:</text:span></text:p>
      <text:p text:style-name="P22"><text:span text:style-name="T74"/></text:p>
      <text:p text:style-name="P22"><text:span text:style-name="T74">{</text:span></text:p>
      <text:p text:style-name="P22"><text:span text:style-name="T74"><text:s/>"metadata": {</text:span></text:p>
      <text:p text:style-name="P22"><text:span text:style-name="T74"><text:s text:c="8"/>"GP": "TRue"</text:span></text:p>
      <text:p text:style-name="P22"><text:span text:style-name="T74"><text:s text:c="4"/>}</text:span></text:p>
      <text:p text:style-name="P22"><text:span text:style-name="T74">}</text:span></text:p>
      <text:p text:style-name="P22"><text:span text:style-name="T74"/></text:p>
      <text:p text:style-name="P22"><text:span text:style-name="T75">Show Image Metadata Item:</text:span></text:p>
      <text:p text:style-name="P22"><text:span text:style-name="T75"/></text:p>
      <text:p text:style-name="P22"><text:span text:style-name="T76">(GET) url:http://*ip address*/v2.1/images/id/metadata/ip(or)name</text:span></text:p>
      <text:p text:style-name="P22"><text:span text:style-name="T76"/></text:p>
      <text:p text:style-name="P22"><text:span text:style-name="T76">Header:</text:span></text:p>
      <text:p text:style-name="P22"><text:span text:style-name="T76"><text:tab/><text:tab/>Key<text:tab/><text:tab/><text:tab/><text:s text:c="22"/>Value</text:span></text:p>
      <text:p text:style-name="P22"><text:span text:style-name="T76"><text:s text:c="12"/>X-Auth-Token<text:s text:c="31"/>*Token*</text:span></text:p>
      <text:p text:style-name="P22"><text:span text:style-name="T77"/></text:p>
      <text:p text:style-name="P22"><text:span text:style-name="T77">Create Or Update Image Metadata Item:</text:span></text:p>
      <text:p text:style-name="P22"><text:span text:style-name="T77"/></text:p>
      <text:p text:style-name="P22"><text:span text:style-name="T78">(POST) url:http://*ip address*/v2.1/images/id/metadata/ip(or)name</text:span></text:p>
      <text:p text:style-name="P22"><text:span text:style-name="T78"/></text:p>
      <text:p text:style-name="P22"><text:span text:style-name="T78">Header:</text:span></text:p>
      <text:p text:style-name="P22"><text:span text:style-name="T78"><text:tab/><text:tab/>Key<text:tab/><text:tab/><text:tab/><text:s text:c="22"/>Value</text:span></text:p>
      <text:p text:style-name="P22"><text:span text:style-name="T78"><text:s text:c="12"/>X-Auth-Token<text:s text:c="31"/>*Token*</text:span></text:p>
      <text:p text:style-name="P22"><text:span text:style-name="T78"><text:s text:c="12"/>Content-Type<text:tab/><text:tab/><text:tab/><text:tab/>application/json</text:span></text:p>
      <text:p text:style-name="P22"><text:span text:style-name="T78">Body:</text:span></text:p>
      <text:p text:style-name="P22"><text:span text:style-name="T78"/></text:p>
      <text:p text:style-name="P22"><text:span text:style-name="T78">{</text:span></text:p>
      <text:p text:style-name="P22"><text:span text:style-name="T78"><text:s text:c="4"/>"meta": {</text:span></text:p>
      <text:p text:style-name="P22"><text:span text:style-name="T78"><text:s text:c="8"/>"GP": "False"</text:span></text:p>
      <text:p text:style-name="P22"><text:span text:style-name="T78"><text:s text:c="4"/>}</text:span></text:p>
      <text:p text:style-name="P22"><text:span text:style-name="T78">}</text:span><text:span text:style-name="T79"/></text:p>
      <text:p text:style-name="P22"><text:span text:style-name="T79"/></text:p>
      <text:p text:style-name="P22"><text:span text:style-name="T79">Delete Image Metadata Item:</text:span></text:p>
      <text:p text:style-name="P22"><text:span text:style-name="T79"/></text:p>
      <text:p text:style-name="P22"><text:span text:style-name="T80">(DELETE) url:http://*ip address*/v2.1/images/metadata/ip(or)name</text:span></text:p>
      <text:p text:style-name="P22"><text:span text:style-name="T80"/></text:p>
      <text:p text:style-name="P22"><text:span text:style-name="T80">Header:</text:span></text:p>
      <text:p text:style-name="P22"><text:span text:style-name="T80"><text:tab/><text:tab/>Key<text:tab/><text:tab/><text:tab/><text:s text:c="22"/>Value</text:span></text:p>
      <text:p text:style-name="P22"><text:span text:style-name="T80"><text:s text:c="12"/>X-Auth-Token<text:s text:c="31"/>*Token*</text:span></text:p>
      <text:p text:style-name="P22"><text:span text:style-name="T80"/></text:p>
      <text:p text:style-name="P22"><text:span text:style-name="T80"/></text:p>
      <text:p text:style-name="P22"><text:span text:style-name="T80"/></text:p>
      <text:p text:style-name="P22"><text:span text:style-name="T80"/></text:p>
      <text:p text:style-name="P22"><text:span text:style-name="T81"/></text:p>
      <text:p text:style-name="P22"><text:span text:style-name="T81"/></text:p>
      <text:p text:style-name="P22"><text:span text:style-name="T81"/></text:p>
      <text:p text:style-name="P22"><text:span text:style-name="T81"/></text:p>
      <text:p text:style-name="P22"><text:span text:style-name="T81"/></text:p>
      <text:p text:style-name="P22"><text:span text:style-name="T81"/></text:p>
      <text:p text:style-name="P22"><text:span text:style-name="T81"/></text:p>
      <text:p text:style-name="P22"><text:span text:style-name="T81"><text:line-break/></text:span><text:span text:style-name="T82"/></text:p>
      <text:p text:style-name="P22"><text:span text:style-name="T83"/></text:p>
      <text:p text:style-name="P22"><text:span text:style-name="T83"/></text:p>
      <text:p text:style-name="P22"><text:span text:style-name="T84"/></text:p>
      <text:p text:style-name="P22"><text:span text:style-name="T85"/></text:p>
      <text:p text:style-name="P22"><text:span text:style-name="T85"><text:s/></text:span></text:p>
      <text:p text:style-name="P22"><text:span text:style-name="T85"/></text:p>
      <text:p text:style-name="P22"><text:span text:style-name="T86"/></text:p>
      <text:p text:style-name="P22"><text:span text:style-name="T87"/></text:p>
      <text:p text:style-name="P22"><text:span text:style-name="T87"/></text:p>
      <text:p text:style-name="P22"><text:span text:style-name="T87"/></text:p>
      <text:p text:style-name="P22"><text:span text:style-name="T87"/></text:p>
      <text:p text:style-name="P22"><text:span text:style-name="T87"/></text:p>
      <text:p text:style-name="P22"><text:span text:style-name="T88"/></text:p>
      <text:p text:style-name="P22"><text:span text:style-name="T88"/></text:p>
      <text:p text:style-name="P22"><text:span text:style-name="T88"><text:line-break/></text:span></text:p>
      <text:p text:style-name="P22"><text:span text:style-name="T89"/></text:p>
      <text:p text:style-name="P22"><text:span text:style-name="T90"/></text:p>
      <text:p text:style-name="P23"><text:span text:style-name="T91"/></text:p>
      <text:p text:style-name="P23"><text:span text:style-name="T91"/></text:p>
      <text:p text:style-name="P23"><text:span text:style-name="T91"/></text:p>
      <text:p text:style-name="P23"><text:span text:style-name="T91"/></text:p>
      <text:p text:style-name="P23"><text:span text:style-name="T91"/></text:p>
      <text:p text:style-name="P23"><text:span text:style-name="T91"/></text:p>
      <text:p text:style-name="P23"><text:span text:style-name="T91"/></text:p>
      <text:p text:style-name="P23"><text:span text:style-name="T91"/></text:p>
      <text:p text:style-name="P23"><text:span text:style-name="T91"><text:s/></text:span></text:p>
      <text:p text:style-name="P23"><text:span text:style-name="T91"/></text:p>
      <text:p text:style-name="P23"><text:span text:style-name="T91"/></text:p>
      <text:p text:style-name="P23"><text:span text:style-name="T92"/></text:p>
      <text:p text:style-name="P23"><text:span text:style-name="T92"/></text:p>
      <text:p text:style-name="P23"><text:span text:style-name="T92"/></text:p>
      <text:p text:style-name="P23"><text:span text:style-name="T92"/></text:p>
      <text:p text:style-name="P23"><text:span text:style-name="T9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